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ynamic programming using tabul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fib(n)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se case 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se case 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5]+[.C4]" office:value-type="float" office:value="1" calcext:value-type="float">
            <text:p>1</text:p>
          </table:table-cell>
          <table:table-cell office:value-type="string" calcext:value-type="string">
            <text:p>induction cas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6]+[.C5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7]+[.C6]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8]+[.C7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9]+[.C8]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10]+[.C9]"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1]+[.C10]"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12]+[.C11]"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C13]+[.C12]"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C14]+[.C13]"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15]+[.C14]" office:value-type="float" office:value="144" calcext:value-type="float">
            <text:p>144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C16]+[.C15]" office:value-type="float" office:value="233" calcext:value-type="float">
            <text:p>23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C17]+[.C16]" office:value-type="float" office:value="377" calcext:value-type="float">
            <text:p>377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18]+[.C17]" office:value-type="float" office:value="610" calcext:value-type="float">
            <text:p>610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C19]+[.C18]" office:value-type="float" office:value="987" calcext:value-type="float">
            <text:p>987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C20]+[.C19]" office:value-type="float" office:value="1597" calcext:value-type="float">
            <text:p>1597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C21]+[.C20]" office:value-type="float" office:value="2584" calcext:value-type="float">
            <text:p>2584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C22]+[.C21]" office:value-type="float" office:value="4181" calcext:value-type="float">
            <text:p>4181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C23]+[.C22]" office:value-type="float" office:value="6765" calcext:value-type="float">
            <text:p>6765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C24]+[.C23]" office:value-type="float" office:value="10946" calcext:value-type="float">
            <text:p>10946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C25]+[.C24]" office:value-type="float" office:value="17711" calcext:value-type="float">
            <text:p>17711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C26]+[.C25]" office:value-type="float" office:value="28657" calcext:value-type="float">
            <text:p>28657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C27]+[.C26]" office:value-type="float" office:value="46368" calcext:value-type="float">
            <text:p>46368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C28]+[.C27]" office:value-type="float" office:value="75025" calcext:value-type="float">
            <text:p>75025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C29]+[.C28]" office:value-type="float" office:value="121393" calcext:value-type="float">
            <text:p>121393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C30]+[.C29]" office:value-type="float" office:value="196418" calcext:value-type="float">
            <text:p>196418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C31]+[.C30]" office:value-type="float" office:value="317811" calcext:value-type="float">
            <text:p>317811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C32]+[.C31]" office:value-type="float" office:value="514229" calcext:value-type="float">
            <text:p>514229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C33]+[.C32]" office:value-type="float" office:value="832040" calcext:value-type="float">
            <text:p>832040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C34]+[.C33]" office:value-type="float" office:value="1346269" calcext:value-type="float">
            <text:p>1346269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C35]+[.C34]" office:value-type="float" office:value="2178309" calcext:value-type="float">
            <text:p>2178309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C36]+[.C35]" office:value-type="float" office:value="3524578" calcext:value-type="float">
            <text:p>3524578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C37]+[.C36]" office:value-type="float" office:value="5702887" calcext:value-type="float">
            <text:p>5702887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C38]+[.C37]" office:value-type="float" office:value="9227465" calcext:value-type="float">
            <text:p>9227465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C39]+[.C38]" office:value-type="float" office:value="14930352" calcext:value-type="float">
            <text:p>1493035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C40]+[.C39]" office:value-type="float" office:value="24157817" calcext:value-type="float">
            <text:p>2415781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C41]+[.C40]" office:value-type="float" office:value="39088169" calcext:value-type="float">
            <text:p>39088169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C42]+[.C41]" office:value-type="float" office:value="63245986" calcext:value-type="float">
            <text:p>63245986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C43]+[.C42]" office:value-type="float" office:value="102334155" calcext:value-type="float">
            <text:p>102334155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C44]+[.C43]" office:value-type="float" office:value="165580141" calcext:value-type="float">
            <text:p>165580141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C45]+[.C44]" office:value-type="float" office:value="267914296" calcext:value-type="float">
            <text:p>267914296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C46]+[.C45]" office:value-type="float" office:value="433494437" calcext:value-type="float">
            <text:p>433494437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C47]+[.C46]" office:value-type="float" office:value="701408733" calcext:value-type="float">
            <text:p>701408733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C48]+[.C47]" office:value-type="float" office:value="1134903170" calcext:value-type="float">
            <text:p>1134903170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C49]+[.C48]" office:value-type="float" office:value="1836311903" calcext:value-type="float">
            <text:p>1836311903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C50]+[.C49]" office:value-type="float" office:value="2971215073" calcext:value-type="float">
            <text:p>2971215073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C51]+[.C50]" office:value-type="float" office:value="4807526976" calcext:value-type="float">
            <text:p>4807526976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C52]+[.C51]" office:value-type="float" office:value="7778742049" calcext:value-type="float">
            <text:p>7778742049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C53]+[.C52]" office:value-type="float" office:value="12586269025" calcext:value-type="float">
            <text:p>125862690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0T12:57:37.530103375</meta:creation-date>
    <dc:date>2015-12-20T13:38:04.791825918</dc:date>
    <meta:editing-duration>PT38M48S</meta:editing-duration>
    <meta:editing-cycles>3</meta:editing-cycles>
    <meta:generator>LibreOffice/4.2.8.2$Linux_X86_64 LibreOffice_project/420m0$Build-2</meta:generator>
    <meta:document-statistic meta:table-count="1" meta:cell-count="108" meta:object-count="0"/>
  </office:meta>
</office:document-meta>
</file>